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" manifest:media-type="application/vnd.sun.star.oleobject"/>
  <manifest:file-entry manifest:full-path="Object 3" manifest:media-type="application/vnd.sun.star.oleobject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charset="x-symbol"/>
    <style:font-face style:name="Symbol1" svg:font-family="Symbol" style:font-adornments="Regular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style="italic" style:font-size-asian="14pt" style:font-style-asian="italic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WWNum2">
      <style:paragraph-properties fo:margin-left="0in" fo:margin-right="0in" fo:line-height="100%" fo:text-align="justify" style:justify-single-word="false" fo:orphans="2" fo:widows="2" fo:text-indent="0in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.4917in" fo:margin-right="0in" fo:line-height="100%" fo:text-align="justify" style:justify-single-word="false" fo:orphans="2" fo:widows="2" fo:text-indent="0in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4" style:family="paragraph" style:parent-style-name="Normal_20__28_Web_29_">
      <style:paragraph-properties fo:margin-top="0.0193in" fo:margin-bottom="0.0193in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Normal_20__28_Web_29_" style:list-style-name="WWNum1">
      <style:paragraph-properties fo:margin-top="0.0193in" fo:margin-bottom="0.0193in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List_20_Paragraph" style:list-style-name="WWNum3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style:font-size-complex="14pt"/>
    </style:style>
    <style:style style:name="T4" style:family="text">
      <style:text-properties fo:language="ru" fo:country="RU" style:font-size-complex="14pt" style:font-weight-complex="bold"/>
    </style:style>
    <style:style style:name="T5" style:family="text">
      <style:text-properties fo:language="ru" fo:country="RU" fo:font-style="italic" style:font-style-asian="italic"/>
    </style:style>
    <style:style style:name="T6" style:family="text">
      <style:text-properties fo:language="ru" fo:country="RU" fo:font-style="italic" style:font-style-asian="italic" style:font-size-complex="14pt"/>
    </style:style>
    <style:style style:name="T7" style:family="text">
      <style:text-properties fo:language="ru" fo:country="RU" fo:font-style="italic" style:font-style-asian="italic" style:font-size-complex="14pt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32pt" fo:language="ru" fo:country="RU" fo:font-weight="bold" style:font-size-asian="32pt" style:font-weight-asian="bold" style:font-size-complex="32pt"/>
    </style:style>
    <style:style style:name="T11" style:family="text">
      <style:text-properties fo:font-size="32pt" fo:language="ru" fo:country="RU" style:font-size-asian="32pt" style:font-size-complex="32pt"/>
    </style:style>
    <style:style style:name="T12" style:family="text">
      <style:text-properties fo:font-size="32pt" fo:language="uk" fo:country="UA" fo:font-weight="bold" style:font-size-asian="32pt" style:font-weight-asian="bold" style:font-size-complex="32pt"/>
    </style:style>
    <style:style style:name="T13" style:family="text">
      <style:text-properties fo:font-size="32pt" fo:language="uk" fo:country="UA" style:font-size-asian="32pt" style:font-size-complex="32pt"/>
    </style:style>
    <style:style style:name="T14" style:family="text">
      <style:text-properties style:font-name="Times New Roman" fo:language="ru" fo:country="RU" fo:font-weight="bold" style:font-weight-asian="bold"/>
    </style:style>
    <style:style style:name="T15" style:family="text">
      <style:text-properties style:font-name="Times New Roman" fo:font-weight="bold" style:font-weight-asian="bold"/>
    </style:style>
    <style:style style:name="T16" style:family="text">
      <style:text-properties fo:font-style="italic" style:font-style-asian="italic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/>
    </style:style>
    <style:style style:name="T19" style:family="text">
      <style:text-properties fo:language="en" fo:country="US" fo:font-weight="bold" style:font-weight-asian="bold"/>
    </style:style>
    <style:style style:name="T20" style:family="text">
      <style:text-properties fo:color="#000000"/>
    </style:style>
    <style:style style:name="T21" style:family="text">
      <style:text-properties fo:color="#000000" fo:font-size="14pt" style:font-size-asian="14pt" style:font-size-complex="14pt"/>
    </style:style>
    <style:style style:name="T22" style:family="text">
      <style:text-properties fo:color="#000000" fo:font-size="14pt" fo:font-weight="bold" style:font-size-asian="14pt" style:font-weight-asian="bold" style:font-size-complex="14pt"/>
    </style:style>
    <style:style style:name="T2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000000" fo:language="ru" fo:country="RU" fo:font-weight="bold" style:font-weight-asian="bold"/>
    </style:style>
    <style:style style:name="T25" style:family="text">
      <style:text-properties fo:color="#000000" fo:language="ru" fo:country="RU" fo:font-weight="bold" style:font-weight-asian="bold" style:font-name-complex="F"/>
    </style:style>
    <style:style style:name="T26" style:family="text">
      <style:text-properties fo:color="#000000" fo:language="ru" fo:country="RU" fo:font-weight="bold" style:font-weight-asian="bold" style:font-name-complex="F" style:font-weight-complex="bold"/>
    </style:style>
    <style:style style:name="T27" style:family="text">
      <style:text-properties fo:color="#000000" fo:language="ru" fo:country="RU" fo:font-weight="bold" style:font-weight-asian="bold" style:font-weight-complex="bold"/>
    </style:style>
    <style:style style:name="T28" style:family="text">
      <style:text-properties fo:color="#000000" fo:language="ru" fo:country="RU" fo:font-weight="normal" style:font-weight-asian="normal" style:font-name-complex="F" style:font-weight-complex="normal"/>
    </style:style>
    <style:style style:name="T29" style:family="text">
      <style:text-properties fo:color="#000000" fo:language="ru" fo:country="RU" fo:font-weight="normal" style:font-weight-asian="normal" style:font-weight-complex="normal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fo:color="#000000" style:font-name="Times New Roman" fo:language="ru" fo:country="RU" fo:font-weight="bold" style:font-weight-asian="bold" style:font-name-complex="F" style:font-weight-complex="bold"/>
    </style:style>
    <style:style style:name="T32" style:family="text">
      <style:text-properties fo:color="#000000" style:font-name="Times New Roman" fo:language="ru" fo:country="RU" fo:font-weight="normal" style:font-weight-asian="normal" style:font-weight-complex="normal"/>
    </style:style>
    <style:style style:name="T33" style:family="text">
      <style:text-properties fo:color="#000000" style:font-name="Times New Roman" fo:language="ru" fo:country="RU" fo:font-weight="normal" style:font-weight-asian="normal" style:font-name-complex="F" style:font-weight-complex="normal"/>
    </style:style>
    <style:style style:name="T34" style:family="text">
      <style:text-properties fo:language="uk" fo:country="UA"/>
    </style:style>
    <style:style style:name="T35" style:family="text">
      <style:text-properties fo:language="uk" fo:country="UA" fo:font-weight="bold" style:font-weight-asian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vertical-pos="top" style:vertical-rel="baseline" draw:ole-draw-aspect="1" draw:visible-area-width="1.9685in" draw:visible-area-height="1.968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12.1 </text:span><text:span text:style-name="T31">Криптологія</text:span><text:span text:style-name="apple-converted-space"><text:span text:style-name="T32"> </text:span></text:span><text:span text:style-name="T32">– наука про захист інформації, шляхом її перетворення. Криптологія поєднує два напрямки – криптографію й криптоаналіз. </text:span><text:span text:style-name="T33">Криптографія</text:span><text:span text:style-name="apple-converted-space"><text:span text:style-name="T32"> </text:span></text:span><text:span text:style-name="T32">займається пошуком і дослідженням методів перетворення інформації з метою приховання її змісту. Основні напрямки використання криптографічних методів - передача конфіденційної інформації з каналів зв'язку, установлення дійсності переданих повідомлень, зберігання інформації (документів, баз даних) на носіях у зашифрованому виді. <text:s text:c="85"/></text:span><text:span text:style-name="T33">Криптоаналіз</text:span><text:span text:style-name="apple-converted-space"><text:span text:style-name="T32"> </text:span></text:span><text:span text:style-name="Emphasis"><text:span text:style-name="T32">-</text:span></text:span><text:span text:style-name="apple-converted-space"><text:span text:style-name="T32"> </text:span></text:span><text:span text:style-name="T32">дослідження можливості розшифровування інформації без знання ключів. </text:span></text:p>
      <text:p text:style-name="P14"><text:span text:style-name="T30">Шифрування</text:span><text:span text:style-name="T20"> - процес перетворення вихідного тексту у шифрований текст.</text:span></text:p>
      <text:p text:style-name="P14"><text:span text:style-name="T30">Ключ</text:span><text:span text:style-name="T20"> - це конкретний секретний стан деяких параметрів алгоритму криптографічного перетворення даних, що забезпечує вибір тільки одного варіанта з усіх можливих для даного алгоритму. </text:span></text:p>
      <text:p text:style-name="P14"><text:span text:style-name="T20">Криптологічною стійкістю називається характеристика шифру, що визначає його стійкість до розшифровування без знання ключа. Показники криптостійкості:</text:span></text:p>
      <text:list xml:id="list4518083871" text:style-name="WWNum1">
        <text:list-item>
          <text:p text:style-name="P15"><text:span text:style-name="T20">кількість усіх можливих ключів;</text:span></text:p>
        </text:list-item>
        <text:list-item>
          <text:p text:style-name="P15"><text:span text:style-name="T20">середній час, необхідний для успішної криптоаналитичної атаки того або іншого виду.</text:span></text:p>
        </text:list-item>
      </text:list>
      <text:p text:style-name="P9"><draw:frame draw:style-name="fr2" draw:name="Object1" text:anchor-type="as-char" svg:width="6.5937in" svg:height="2.5626in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10"><text:span text:style-name="T1">В теорії </text:span><text:span text:style-name="T5">Шеннона</text:span><text:span text:style-name="T1"> сформульовані наступні </text:span><text:span text:style-name="T5">припущення</text:span><text:span text:style-name="T1">:</text:span></text:p>
      <text:list xml:id="list934102835" text:style-name="WWNum2">
        <text:list-item>
          <text:p text:style-name="P12"><text:span text:style-name="T1">Атака здійснюється на основі шифротексту.</text:span></text:p>
        </text:list-item>
        <text:list-item>
          <text:p text:style-name="P12"><text:span text:style-name="T1">Ключ і рандомізатор використовуються для шифрування тільки один раз. </text:span></text:p>
        </text:list-item>
        <text:list-item>
          <text:p text:style-name="P12"><text:span text:style-name="T1">На <text:s/>декартовому добутку </text:span><text:span text:style-name="T1"><draw:frame draw:style-name="fr2" draw:name="Object2" text:anchor-type="as-char" svg:width="0.5417in" svg:height="0.198in" draw:z-index="2"><draw:object-ole xlink:href="./Object 3" xlink:type="simple" xlink:show="embed" xlink:actuate="onLoad"/><draw:image xlink:href="./ObjectReplacements/Object 3" xlink:type="simple" xlink:show="embed" xlink:actuate="onLoad"/></draw:frame></text:span><text:span text:style-name="T1"> задано ймовірнісний розподіл:</text:span></text:p>
        </text:list-item>
      </text:list>
      <text:p text:style-name="P13"><draw:frame draw:style-name="fr1" draw:name="Object3" text:anchor-type="as-char" svg:y="-0.2937in" svg:width="3.5835in" svg:height="0.49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><text:span text:style-name="T34">Абсолютно секретною називається така криптосистема, що:</text:span></text:p>
      <text:list xml:id="list1926245064" text:style-name="WWNum3">
        <text:list-item>
          <text:p text:style-name="P16"><text:bookmark text:name="_GoBack"/><draw:frame draw:style-name="fr1" draw:name="Object4" text:anchor-type="as-char" svg:y="-0.1846in" svg:width="1.8799in" svg:height="0.239in" draw:z-index="4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6"/>
        </text:list-item>
        <text:list-item>
          <text:p text:style-name="P16"><draw:frame draw:style-name="fr1" draw:name="Object5" text:anchor-type="as-char" svg:y="-0.1846in" svg:width="4.1807in" svg:height="0.239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16"/>
        </text:list-item>
      </text:list>
      <text:p text:style-name="P11"><text:span text:style-name="T34">Якщо криптосистема абсолютно секретна, то </text:span><text:span text:style-name="T34"><draw:frame draw:style-name="fr1" text:anchor-type="as-char" svg:y="-0.1772in" svg:width="1.2846in" svg:height="0.231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</text:span><text:span text:style-name="T34">– границя Шеннон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" svg:font-family="Wingdings" style:font-charset="x-symbol"/>
    <style:font-face style:name="Symbol1" svg:font-family="Symbol" style:font-adornments="Regular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 fo:orphans="2" fo:widows="2"/>
      <style:text-properties fo:font-size="12pt" fo:language="uk" fo:country="UA" style:font-name-asian="Times New Roman2" style:font-size-asian="12pt" style:language-asian="uk" style:country-asian="UA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Times New Roman2" style:font-name-complex="Times New Roman2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98in" fo:margin-bottom="0.5591in" fo:margin-left="0.4516in" fo:margin-right="0.513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21:19:52.793000000</meta:creation-date>
    <dc:date>2015-07-11T15:54:50</dc:date>
    <meta:editing-duration>PT5M24S</meta:editing-duration>
    <meta:editing-cycles>4</meta:editing-cycles>
    <meta:generator>LibreOffice/3.5$Linux_X86_64 LibreOffice_project/350m1$Build-2</meta:generator>
    <dc:creator>mark </dc:creator>
    <meta:document-statistic meta:table-count="0" meta:image-count="0" meta:object-count="6" meta:page-count="1" meta:paragraph-count="16" meta:word-count="177" meta:character-count="1511" meta:non-whitespace-character-count="1256"/>
  </office:meta>
</office:document-meta>
</file>

<file path=Object 1/content.xml><?xml version="1.0" encoding="utf-8"?>
<math xmlns="http://www.w3.org/1998/Math/MathML">
  <semantics>
    <mrow>
      <mi>H</mi>
      <mrow>
        <mo stretchy="false">(</mo>
        <mrow>
          <mi>M</mi>
        </mrow>
        <mo stretchy="false">)</mo>
      </mrow>
      <mi>≤</mi>
      <mi>H</mi>
      <mrow>
        <mo stretchy="false">(</mo>
        <mrow>
          <mi>K</mi>
        </mrow>
        <mo stretchy="false">)</mo>
      </mrow>
    </mrow>
    <annotation encoding="StarMath 5.0">H(M)≤H(K)</annotation>
  </semantics>
</math>
</file>

<file path=Object 4/content.xml><?xml version="1.0" encoding="utf-8"?>
<math xmlns="http://www.w3.org/1998/Math/MathML">
  <semantics>
    <mrow>
      <mi>∀</mi>
      <mfenced open="(" close=")">
        <mrow>
          <mi>m</mi>
          <mi>,</mi>
          <mi>k</mi>
        </mrow>
      </mfenced>
      <mi mathvariant="italic">задано</mi>
      <mi>P</mi>
      <mfenced open="(" close=")">
        <mrow>
          <mi>m</mi>
          <mi>,</mi>
          <mi>k</mi>
        </mrow>
      </mfenced>
      <mi mathvariant="normal">:</mi>
      <mrow>
        <munderover>
          <mo stretchy="false">∑</mo>
          <mrow>
            <mi>m</mi>
            <mi>∈</mi>
            <mi>M</mi>
          </mrow>
          <mo>❑</mo>
        </munderover>
        <mrow>
          <mrow>
            <munderover>
              <mo stretchy="false">∑</mo>
              <mrow>
                <mi>k</mi>
                <mi>∈</mi>
                <mi>K</mi>
              </mrow>
              <mo>❑</mo>
            </munderover>
            <mrow>
              <mi>P</mi>
              <mrow>
                <mfenced open="(" close=")">
                  <mrow>
                    <mi>m</mi>
                    <mi>,</mi>
                    <mi>k</mi>
                  </mrow>
                </mfenced>
                <mo stretchy="false">=</mo>
                <mn>1</mn>
              </mrow>
            </mrow>
          </mrow>
        </mrow>
      </mrow>
    </mrow>
    <annotation encoding="StarMath 5.0">∀ left (m,k right ) задано  P left (m,k right ) :  sum from {m∈M} to &lt;?&gt; {sum from {k∈K} to &lt;?&gt; {P left (m,k right ) =1}}</annotation>
  </semantics>
</math>
</file>

<file path=Object 5/content.xml><?xml version="1.0" encoding="utf-8"?>
<math xmlns="http://www.w3.org/1998/Math/MathML">
  <semantics>
    <mrow>
      <mi>∀</mi>
      <mi>m</mi>
      <mi>,</mi>
      <mi>c</mi>
      <mi mathvariant="normal">:</mi>
      <mi>P</mi>
      <mrow>
        <mfenced open="(" close=")">
          <mrow>
            <mrow>
              <mi>m</mi>
            </mrow>
            <mo stretchy="false">∣</mo>
            <mrow>
              <mi>c</mi>
            </mrow>
          </mrow>
        </mfenced>
        <mo stretchy="false">=</mo>
        <mi>P</mi>
      </mrow>
      <mfenced open="(" close=")">
        <mrow>
          <mi>m</mi>
        </mrow>
      </mfenced>
      <mi>;</mi>
    </mrow>
    <annotation encoding="StarMath 5.0">∀ m,c:P left (m mline c right ) =P left (m right ) ;</annotation>
  </semantics>
</math>
</file>

<file path=Object 6/content.xml><?xml version="1.0" encoding="utf-8"?>
<math xmlns="http://www.w3.org/1998/Math/MathML">
  <semantics>
    <mrow>
      <mi>H</mi>
      <mrow>
        <mfenced open="(" close=")">
          <mrow>
            <mi>m</mi>
            <mi>,</mi>
            <mi>c</mi>
          </mrow>
        </mfenced>
        <mo stretchy="false">=</mo>
        <mi>H</mi>
      </mrow>
      <mfenced open="(" close=")">
        <mrow>
          <mi>m</mi>
        </mrow>
      </mfenced>
      <mi>→</mi>
      <mi>→</mi>
      <mi>→</mi>
      <mi>I</mi>
      <mrow>
        <mfenced open="(" close=")">
          <mrow>
            <mi>m</mi>
            <mi>,</mi>
            <mi>c</mi>
          </mrow>
        </mfenced>
        <mo stretchy="false">=</mo>
        <mi>H</mi>
      </mrow>
      <mrow>
        <mfenced open="(" close=")">
          <mrow>
            <mi>m</mi>
          </mrow>
        </mfenced>
        <mo stretchy="false">−</mo>
        <mi>H</mi>
      </mrow>
      <mrow>
        <mfenced open="(" close=")">
          <mrow>
            <mrow>
              <mi>m</mi>
            </mrow>
            <mo stretchy="false">∣</mo>
            <mrow>
              <mi>c</mi>
            </mrow>
          </mrow>
        </mfenced>
        <mo stretchy="false">=</mo>
        <mn>0</mn>
      </mrow>
    </mrow>
    <annotation encoding="StarMath 5.0">H left (m,c right ) =H left (m right ) →→→I left (m,c right ) =H left (m right ) -H left (m mline c right ) =0</annotation>
  </semantics>
</math>
</file>